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_5f_1" style:display-name="TABLE_1" style:family="table">
      <style:table-properties style:width="6.925in" table:align="margins"/>
    </style:style>
    <style:style style:name="TABLE_5f_1.A" style:display-name="TABLE_1.A" style:family="table-column">
      <style:table-column-properties style:column-width="3.4625in" style:rel-column-width="32767*"/>
    </style:style>
    <style:style style:name="TABLE_5f_1.A1" style:display-name="TABLE_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_5f_1.B1" style:display-name="TABLE_1.B1" style:family="table-cell">
      <style:table-cell-properties fo:padding="0.0382in" fo:border="0.05pt solid #000000"/>
    </style:style>
    <style:style style:name="TABLE_5f_1.A2" style:display-name="TABLE_1.A2" style:family="table-cell">
      <style:table-cell-properties fo:padding="0.0382in" fo:border-left="0.05pt solid #000000" fo:border-right="none" fo:border-top="none" fo:border-bottom="0.05pt solid #000000"/>
    </style:style>
    <style:style style:name="TABLE_5f_1.B2" style:display-name="TABLE_1.B2" style:family="table-cell">
      <style:table-cell-properties fo:padding="0.0382in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USER_NAME] </text:p>
      <text:p text:style-name="Standard"/>
      <text:p text:style-name="Standard">TESTANDO</text:p>
      <text:p text:style-name="Standard"/>
      <text:p text:style-name="Standard">[VALOR]</text:p>
      <text:p text:style-name="Standard"/>
      <table:table table:name="TABLE_1" table:style-name="TABLE_5f_1">
        <table:table-column table:style-name="TABLE_5f_1.A" table:number-columns-repeated="2"/>
        <table:table-row>
          <table:table-cell table:style-name="TABLE_5f_1.A1" office:value-type="string">
            <text:p text:style-name="Table_20_Heading">ID</text:p>
          </table:table-cell>
          <table:table-cell table:style-name="TABLE_5f_1.B1" office:value-type="string">
            <text:p text:style-name="Table_20_Heading">NAME</text:p>
          </table:table-cell>
        </table:table-row>
        <table:table-row>
          <table:table-cell table:style-name="TABLE_5f_1.A2" office:value-type="string">
            <text:p text:style-name="Table_20_Contents">[ID]</text:p>
          </table:table-cell>
          <table:table-cell table:style-name="TABLE_5f_1.B2" office:value-type="string">
            <text:p text:style-name="Table_20_Contents">[NAME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milton </meta:initial-creator>
    <meta:creation-date>2012-05-03T15:30:31</meta:creation-date>
    <meta:generator>LibreOffice/3.4$Unix LibreOffice_project/340m1$Build-402</meta:generator>
    <dc:date>2012-05-14T19:29:55</dc:date>
    <dc:creator>Hamilton </dc:creator>
    <meta:editing-duration>PT19M6S</meta:editing-duration>
    <meta:editing-cycles>4</meta:editing-cycles>
    <meta:document-statistic meta:table-count="1" meta:image-count="0" meta:object-count="0" meta:page-count="1" meta:paragraph-count="7" meta:word-count="7" meta:character-count="43" meta:non-whitespace-character-count="42"/>
  </office:meta>
</office:document-meta>
</file>